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75A0000048C873880B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0.1181in" svg:height="6.2575in" draw:z-index="0"><draw:image xlink:href="Pictures/100002010000075A0000048C873880B3.png" xlink:type="simple" xlink:show="embed" xlink:actuate="onLoad"/></draw:frame>Рис.1. Діаграма Класі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ia Pavliuchenkova</meta:initial-creator>
    <meta:creation-date>2017-06-18T19:09:26</meta:creation-date>
    <dc:date>2017-06-18T19:16:54</dc:date>
    <dc:creator>Alesia Pavliuchenkova</dc:creator>
    <meta:editing-duration>PT4M38S</meta:editing-duration>
    <meta:editing-cycles>2</meta:editing-cycles>
    <meta:generator>OpenOffice/4.1.3$Unix OpenOffice.org_project/413m1$Build-9783</meta:generator>
    <meta:document-statistic meta:table-count="0" meta:image-count="1" meta:object-count="0" meta:page-count="1" meta:paragraph-count="1" meta:word-count="3" meta:character-count="22"/>
  </office:meta>
</office:document-meta>
</file>